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ArrayConverter.convert( Class type , Object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oubleArrayConverter.DoubleArray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ubleArrayConverter.DoubleArray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